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4pt" style:text-underline-style="solid" style:text-underline-width="auto" style:text-underline-color="font-color" fo:font-weight="bold" officeooo:rsid="0013a10f" officeooo:paragraph-rsid="0013a10f" style:font-size-asian="12.25pt" style:font-weight-asian="bold" style:font-size-complex="14pt" style:font-weight-complex="bold"/>
    </style:style>
    <style:style style:name="P2" style:family="paragraph" style:parent-style-name="Standard">
      <style:text-properties fo:color="#ea7500" loext:opacity="100%" fo:font-size="14pt" style:text-underline-style="none" fo:font-weight="normal" officeooo:rsid="0013a10f" officeooo:paragraph-rsid="0013a10f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color="#acb20c" loext:opacity="100%" fo:font-size="14pt" style:text-underline-style="none" fo:font-weight="normal" officeooo:rsid="0013a10f" officeooo:paragraph-rsid="0013a10f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color="#069a2e" loext:opacity="100%" fo:font-size="14pt" style:text-underline-style="none" fo:font-weight="normal" officeooo:rsid="0013a10f" officeooo:paragraph-rsid="0013a10f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color="#0000c0" loext:opacity="100%" fo:font-size="14pt" style:text-underline-style="none" fo:font-weight="normal" officeooo:rsid="0013a10f" officeooo:paragraph-rsid="0013a10f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color="#c0c000" loext:opacity="100%" fo:font-size="14pt" style:text-underline-style="none" fo:font-weight="normal" officeooo:rsid="0013a10f" officeooo:paragraph-rsid="0013a10f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color="#00c000" loext:opacity="100%" fo:font-size="14pt" style:text-underline-style="none" fo:font-weight="normal" officeooo:rsid="0013a10f" officeooo:paragraph-rsid="0013a10f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color="#c00000" loext:opacity="100%" fo:font-size="32pt" style:text-underline-style="solid" style:text-underline-width="auto" style:text-underline-color="font-color" fo:font-weight="bold" officeooo:rsid="0013a10f" officeooo:paragraph-rsid="0013a10f" style:font-size-asian="32pt" style:font-weight-asian="bold" style:font-size-complex="32pt" style:font-weight-complex="bold"/>
    </style:style>
    <style:style style:name="P9" style:family="paragraph" style:parent-style-name="Standard">
      <style:text-properties fo:color="#c00000" loext:opacity="100%" fo:font-size="14pt" style:text-underline-style="none" fo:font-weight="normal" officeooo:rsid="0013a10f" officeooo:paragraph-rsid="0013a10f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color="#c000c0" loext:opacity="100%" fo:font-size="14pt" style:text-underline-style="none" fo:font-weight="normal" officeooo:rsid="0013a10f" officeooo:paragraph-rsid="0013a10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color="#ff0000" loext:opacity="100%" fo:font-size="14pt" style:text-underline-style="none" fo:font-weight="normal" officeooo:rsid="0013a10f" officeooo:paragraph-rsid="0013a10f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xLights Timing Tracks</text:p>
      <text:p text:style-name="P1"/>
      <text:p text:style-name="P2">Fixed timing tracks can be converted to variable timing tracks via the right-click menu.</text:p>
      <text:p text:style-name="P2">(Right click on fixed track, select “Make Timing Track Variable).</text:p>
      <text:p text:style-name="P2"/>
      <text:p text:style-name="P6">Fixed tracks are orange colored, variable tracks are light gray.</text:p>
      <text:p text:style-name="P3"/>
      <text:p text:style-name="P7">Fixed timing tracks have preset sizes of 25, 50, or 100ms. <text:s/>Metronome tracks are fixed but with user-specified size of 1-xxxx ms.</text:p>
      <text:p text:style-name="P4"/>
      <text:p text:style-name="P5">To set a mark: Choose the position on the waveform display by clicking the desired spot, and press “T”.</text:p>
      <text:p text:style-name="P5"/>
      <text:p text:style-name="P10">Or, while playing the music (sequence) press “T” at the desired time.</text:p>
      <text:p text:style-name="P10"/>
      <text:p text:style-name="P9">To adjust or change a mark, hover mouse over the ---+--- mark until cursor changes to double-ended horizontal arrow. <text:s/>The click and drag the mark right (later) or left (sooner).</text:p>
      <text:p text:style-name="P9"/>
      <text:p text:style-name="P2">To separate marks, hover mouse slightly to the left or right of the mark until the cursor changes to a pointing finger. <text:s/>Then click and drag left to separate them and make the left timing shorter, end sooner. <text:s/>Or click and drag right to make the right timing shorter, start later.</text:p>
      <text:p text:style-name="P2"/>
      <text:p text:style-name="P6">To join or rejoin two separate timings, drag one to the other and they will merge. <text:s/>They can then be adjusted together.</text:p>
      <text:p text:style-name="P6"/>
      <text:p text:style-name="P7">Use delete key to remove a timing.</text:p>
      <text:p text:style-name="P7"/>
      <text:p text:style-name="P5">To shift entire timing track and all its marks, un-select any and all tracks. <text:s/>Zoom out so entire track is visible. <text:s/>Select entire track by dragging the mouse across it (right to left seems to work better). <text:s/>Hold shift key, the click and drag the [entire] track left or right, sooner or later.</text:p>
      <text:p text:style-name="P5"/>
      <text:p text:style-name="P10">Timing Tracks can work in conjunction with Value Curves.</text:p>
      <text:p text:style-name="P10"/>
      <text:p text:style-name="P11"><text:span text:style-name="T3">USING AUDACITY:</text:span> To create a new timing track: Click Track menu → Add New → Label Track. <text:s/>Give it an appropriate name.</text:p>
      <text:p text:style-name="P11"/>
      <text:p text:style-name="P2">Select a section of the song, press Ctrl-B, click in it and give it a name</text:p>
      <text:p text:style-name="P2"/>
      <text:p text:style-name="P6"><text:soft-page-break/>Click on Effect menu → Graphic EQ, adjust to show only the frequency range(s) of interest. <text:s/>It will apply the effect suppressing any frequency ranges not desired. <text:s/>This will give a good visual representation but won’t sound very good. <text:s/>So click on File menu → Import → Audio to reload the original song into a <text:span text:style-name="T4">new</text:span> audio track. <text:s/>Then <text:span text:style-name="T2">Mute</text:span> the equalized track. <text:s/>Now click on File menu → Export → Export Labe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ctor Wizard</meta:initial-creator>
    <meta:creation-date>2022-10-17T11:22:52.324000000</meta:creation-date>
    <dc:date>2022-10-20T12:46:51.172000000</dc:date>
    <dc:creator>Doctor Wizard</dc:creator>
    <meta:editing-duration>P3DT1H23M59S</meta:editing-duration>
    <meta:editing-cycles>1</meta:editing-cycles>
    <meta:document-statistic meta:table-count="0" meta:image-count="0" meta:object-count="0" meta:page-count="2" meta:paragraph-count="16" meta:word-count="374" meta:character-count="2097" meta:non-whitespace-character-count="1726"/>
    <meta:generator>LibreOffice/7.4.1.2$Windows_X86_64 LibreOffice_project/3c58a8f3a960df8bc8fd77b461821e42c061c5f0</meta:generator>
  </office:meta>
</office:document-meta>
</file>